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FreeSerif" svg:font-family="FreeSerif"/>
  </office:font-face-decls>
  <office:automatic-styles>
    <style:style style:family="text" style:name="T1" style:display-name="T1">
      <style:text-properties fo:color="#ffffff" style:font-name="Arial" fo:font-size="36pt"/>
    </style:style>
    <style:style style:family="text" style:name="T2" style:display-name="T2">
      <style:text-properties style:font-name="Arial" fo:font-size="16pt" fo:font-weight="bold"/>
    </style:style>
    <style:style style:family="text" style:name="T3" style:display-name="T3">
      <style:text-properties style:font-name="Arial" fo:font-size="11pt" fo:font-weight="bold"/>
    </style:style>
    <style:style style:family="text" style:name="T4" style:display-name="T4">
      <style:text-properties fo:color="#000000" style:font-name="Arial" fo:font-size="11pt" fo:font-weight="normal"/>
    </style:style>
    <style:style style:family="paragraph" style:name="P9" style:display-name="P9" style:parent-style-name="Standard">
      <style:paragraph-properties fo:line-height="100%" style:writing-mode="lr"/>
      <style:text-properties style:font-name="Arial" fo:font-size="11pt" fo:font-weight="bold"/>
    </style:style>
    <style:style style:family="paragraph" style:name="P20" style:display-name="P20" style:list-style-name="L3">
      <style:paragraph-properties fo:text-align="left" fo:text-indent="0.000000cm" fo:line-height="100%" fo:widows="2" fo:orphans="2" fo:margin-left="0.635000cm" fo:margin-right="0cm" fo:margin-top="0cm" fo:margin-bottom="0cm" style:writing-mode="lr"/>
      <style:text-properties fo:color="#000000" style:font-name="Verdana" fo:font-size="12pt" fo:font-weight="normal"/>
    </style:style>
    <style:style style:family="paragraph" style:name="P21" style:display-name="P21" style:parent-style-name="Standard">
      <style:paragraph-properties fo:line-height="100%" style:writing-mode="lr"/>
      <style:text-properties style:font-name="Arial" fo:font-size="16pt"/>
    </style:style>
    <style:style style:family="paragraph" style:name="P22" style:display-name="P22" style:parent-style-name="Standard">
      <style:paragraph-properties fo:text-align="left" fo:text-indent="0cm" fo:line-height="100%" fo:widows="2" fo:orphans="2" fo:margin-left="0cm" fo:margin-right="0cm" fo:margin-top="0cm" fo:margin-bottom="0cm" fo:break-before="page" style:writing-mode="lr"/>
    </style:style>
    <style:style style:family="paragraph" style:name="P23" style:display-name="P23" style:list-style-name="L4">
      <style:paragraph-properties fo:text-align="left" fo:text-indent="0.000000cm" fo:line-height="100%" fo:widows="2" fo:orphans="2" fo:margin-left="0.635000cm" fo:margin-right="0cm" fo:margin-top="0cm" fo:margin-bottom="0cm" style:writing-mode="lr"/>
      <style:text-properties fo:color="#000000" style:font-name="Verdana" fo:font-size="12pt" fo:font-weight="normal"/>
    </style:style>
    <style:style style:family="paragraph" style:name="P24" style:display-name="P24" style:list-style-name="L5">
      <style:paragraph-properties fo:text-align="left" fo:text-indent="0.000000cm" fo:line-height="100%" fo:widows="2" fo:orphans="2" fo:margin-left="0.635000cm" fo:margin-right="0cm" fo:margin-top="0cm" fo:margin-bottom="0cm" style:writing-mode="lr"/>
      <style:text-properties fo:color="#000000" style:font-name="Verdana" fo:font-size="12pt" fo:font-weight="normal"/>
    </style:style>
    <style:style style:family="paragraph" style:name="P25" style:display-name="P25" style:list-style-name="L6">
      <style:paragraph-properties fo:text-align="left" fo:text-indent="0.000000cm" fo:line-height="100%" fo:widows="2" fo:orphans="2" fo:margin-left="0.635000cm" fo:margin-right="0cm" fo:margin-top="0cm" fo:margin-bottom="0cm" style:writing-mode="lr"/>
      <style:text-properties fo:color="#000000" style:font-name="Verdana" fo:font-size="12pt" fo:font-weight="normal"/>
    </style:style>
    <style:style style:family="paragraph" style:name="P26" style:display-name="P26" style:list-style-name="L7">
      <style:paragraph-properties fo:text-align="left" fo:text-indent="0.000000cm" fo:line-height="100%" fo:widows="2" fo:orphans="2" fo:margin-left="0.635000cm" fo:margin-right="0cm" fo:margin-top="0cm" fo:margin-bottom="0cm" style:writing-mode="lr"/>
      <style:text-properties fo:color="#000000" style:font-name="Verdana" fo:font-size="12pt" fo:font-weight="normal"/>
    </style:style>
    <style:style style:family="paragraph" style:name="P27" style:display-name="P27" style:list-style-name="L8">
      <style:paragraph-properties fo:text-align="left" fo:text-indent="0.000000cm" fo:line-height="100%" fo:widows="2" fo:orphans="2" fo:margin-left="0.635000cm" fo:margin-right="0cm" fo:margin-top="0cm" fo:margin-bottom="0cm" style:writing-mode="lr"/>
      <style:text-properties fo:color="#000000" style:font-name="Verdana" fo:font-size="12pt" fo:font-weight="normal"/>
    </style:style>
    <style:style style:family="paragraph" style:name="P28" style:display-name="P28" style:parent-style-name="Standard">
      <style:paragraph-properties fo:text-align="left" fo:text-indent="0cm" fo:line-height="100%" fo:margin-left="0cm" fo:margin-right="0cm" fo:margin-top="0cm" fo:break-before="page" style:writing-mode="lr"/>
    </style:style>
    <style:style style:family="paragraph" style:name="P29" style:display-name="P29" style:list-style-name="L9">
      <style:paragraph-properties fo:text-align="left" fo:text-indent="0.000000cm" fo:line-height="100%" fo:widows="2" fo:orphans="2" fo:margin-left="0.635000cm" fo:margin-right="0cm" fo:margin-top="0cm" fo:margin-bottom="0cm" style:writing-mode="lr"/>
      <style:text-properties fo:color="#000000" style:font-name="Verdana" fo:font-size="12pt" fo:font-weight="normal"/>
    </style:style>
    <style:style style:family="paragraph" style:name="P10" style:display-name="P10" style:parent-style-name="Standard">
      <style:paragraph-properties fo:text-align="left" fo:text-indent="0cm" fo:line-height="100%" fo:widows="2" fo:orphans="2" fo:margin-left="0cm" fo:margin-right="0cm" fo:margin-top="0cm" fo:margin-bottom="0cm" style:writing-mode="lr"/>
    </style:style>
    <style:style style:family="paragraph" style:name="P11" style:display-name="P11" style:parent-style-name="Standard">
      <style:paragraph-properties fo:text-align="left" fo:text-indent="0cm" fo:line-height="100%" fo:widows="2" fo:orphans="2" fo:margin-left="0cm" fo:margin-right="0cm" fo:margin-top="0cm" fo:margin-bottom="0cm" style:writing-mode="lr"/>
      <style:text-properties fo:color="#000000" style:font-name="Arial" fo:font-size="11pt" fo:font-weight="normal"/>
    </style:style>
    <style:style style:family="paragraph" style:name="P12" style:display-name="P12" style:parent-style-name="Standard">
      <style:paragraph-properties fo:text-align="left" fo:text-indent="0cm" fo:line-height="100%" fo:margin-left="0cm" fo:margin-right="0cm" fo:margin-top="0cm" style:writing-mode="lr"/>
    </style:style>
    <style:style style:family="paragraph" style:name="P13" style:display-name="P13" style:parent-style-name="Standard">
      <style:paragraph-properties fo:text-align="left" fo:text-indent="0cm" fo:line-height="100%" fo:margin-left="0cm" fo:margin-right="0cm" fo:margin-top="0cm" fo:margin-bottom="0cm" style:writing-mode="lr"/>
    </style:style>
    <style:style style:family="paragraph" style:name="P14" style:display-name="P14" style:parent-style-name="Standard">
      <style:paragraph-properties fo:text-align="left" fo:text-indent="0cm" fo:line-height="100%" fo:widows="2" fo:orphans="2" fo:margin-left="0cm" fo:margin-right="0cm" fo:margin-top="0cm" style:writing-mode="lr"/>
      <style:text-properties fo:color="#000000" style:font-name="Verdana" fo:font-weight="normal"/>
    </style:style>
    <style:style style:family="paragraph" style:name="P15" style:display-name="P15" style:list-style-name="L2">
      <style:paragraph-properties fo:text-align="left" fo:text-indent="0.000000cm" fo:line-height="100%" fo:widows="2" fo:orphans="2" fo:margin-left="0.635000cm" fo:margin-right="0cm" fo:margin-top="0cm" fo:margin-bottom="0cm" style:writing-mode="lr"/>
      <style:text-properties fo:color="#000000" style:font-name="Verdana" fo:font-size="12pt" fo:font-weight="normal"/>
    </style:style>
    <style:style style:family="paragraph" style:name="P16" style:display-name="P16" style:parent-style-name="Standard">
      <style:paragraph-properties fo:text-align="left" fo:text-indent="0cm" fo:line-height="100%" fo:widows="2" fo:orphans="2" fo:margin-left="0cm" fo:margin-right="0cm" fo:margin-top="0cm" style:writing-mode="lr"/>
      <style:text-properties fo:color="#000000" style:font-name="Arial" fo:font-size="11pt" fo:font-weight="normal"/>
    </style:style>
    <style:style style:family="paragraph" style:name="P17" style:display-name="P17" style:parent-style-name="Standard">
      <style:paragraph-properties fo:text-align="left" fo:text-indent="0cm" fo:line-height="100%" fo:widows="2" fo:orphans="2" fo:margin-left="0cm" fo:margin-right="0cm" fo:margin-top="0cm" fo:break-before="page" style:writing-mode="lr"/>
      <style:text-properties fo:color="#000000" style:font-name="Verdana" fo:font-weight="normal"/>
    </style:style>
    <style:style style:family="paragraph" style:name="P18" style:display-name="P18" style:parent-style-name="Standard">
      <style:paragraph-properties fo:text-align="left" fo:text-indent="0cm" fo:line-height="100%" fo:widows="2" fo:orphans="2" fo:margin-left="0cm" fo:margin-right="0cm" fo:margin-top="0cm" fo:margin-bottom="0cm" fo:break-before="page" style:writing-mode="lr"/>
      <style:text-properties fo:color="#000000" style:font-name="Verdana" fo:font-weight="normal"/>
    </style:style>
    <style:style style:family="paragraph" style:name="P19" style:display-name="P19" style:parent-style-name="Standard">
      <style:paragraph-properties fo:text-align="left" fo:text-indent="0cm" fo:line-height="100%" fo:widows="2" fo:orphans="2" fo:margin-left="0cm" fo:margin-right="0cm" fo:margin-top="0cm" fo:break-before="page" style:writing-mode="lr"/>
    </style:style>
    <style:style style:family="paragraph" style:name="P1" style:display-name="P1" style:parent-style-name="Standard">
      <style:paragraph-properties fo:text-align="center" fo:line-height="100%" style:writing-mode="lr"/>
    </style:style>
    <style:style style:family="paragraph" style:name="P2" style:display-name="P2" style:parent-style-name="Standard">
      <style:paragraph-properties fo:line-height="100%" style:writing-mode="lr"/>
      <style:text-properties fo:color="#ffffff" style:font-name="Arial" fo:font-size="31pt"/>
    </style:style>
    <style:style style:family="paragraph" style:name="P3" style:display-name="P3" style:parent-style-name="Standard">
      <style:paragraph-properties fo:text-align="left" fo:line-height="100%" style:writing-mode="lr"/>
      <style:text-properties style:font-name="Arial" fo:font-size="16pt"/>
    </style:style>
    <style:style style:family="paragraph" style:name="P4" style:display-name="P4" style:parent-style-name="Standard">
      <style:paragraph-properties fo:text-align="left" fo:line-height="100%" style:writing-mode="lr"/>
    </style:style>
    <style:style style:family="paragraph" style:name="P5" style:display-name="P5" style:parent-style-name="Standard">
      <style:paragraph-properties fo:text-align="center" fo:line-height="100%" style:writing-mode="lr"/>
      <style:text-properties style:font-name="Arial" fo:font-size="16pt"/>
    </style:style>
    <style:style style:family="paragraph" style:name="P6" style:display-name="P6" style:parent-style-name="Standard">
      <style:paragraph-properties fo:text-align="left" fo:text-indent="0cm" fo:line-height="100%" fo:widows="2" fo:orphans="2" fo:margin-left="0cm" fo:margin-right="0cm" fo:margin-top="0cm" style:writing-mode="lr"/>
    </style:style>
    <style:style style:family="paragraph" style:name="P7" style:display-name="P7" style:list-style-name="L1">
      <style:paragraph-properties fo:text-align="left" fo:text-indent="0.000000cm" fo:line-height="100%" fo:widows="2" fo:orphans="2" fo:margin-left="0.635000cm" fo:margin-right="0cm" fo:margin-top="0cm" fo:margin-bottom="0cm" style:writing-mode="lr"/>
      <style:text-properties fo:color="#000000" style:font-name="Verdana" fo:font-size="12pt" fo:font-weight="normal"/>
    </style:style>
    <style:style style:family="paragraph" style:name="P8" style:display-name="P8" style:parent-style-name="Standard">
      <style:paragraph-properties fo:line-height="100%" style:writing-mode="lr"/>
    </style:style>
    <style:style style:family="section" style:name="Sect1" style:display-name="Sect1"/>
    <style:style style:family="table" style:name="Table7" style:display-name="Table7">
      <style:table-properties style:width="17.237000cm" table:align="margins" fo:margin-left="0cm"/>
    </style:style>
    <style:style style:family="table" style:name="Table8" style:display-name="Table8">
      <style:table-properties style:width="17.590000cm" table:align="margins" fo:margin-left="0cm"/>
    </style:style>
    <style:style style:family="table" style:name="Table9" style:display-name="Table9">
      <style:table-properties style:width="17.237000cm" table:align="margins" fo:margin-left="0cm"/>
    </style:style>
    <style:style style:family="table" style:name="Table10" style:display-name="Table10">
      <style:table-properties style:width="17.590000cm" table:align="margins" fo:margin-left="0cm"/>
    </style:style>
    <style:style style:family="table" style:name="Table11" style:display-name="Table11">
      <style:table-properties style:width="17.237000cm" table:align="margins" fo:margin-left="0cm"/>
    </style:style>
    <style:style style:family="table" style:name="Table12" style:display-name="Table12">
      <style:table-properties style:width="17.590000cm" table:align="margins" fo:margin-left="0cm"/>
    </style:style>
    <style:style style:family="table" style:name="Table13" style:display-name="Table13">
      <style:table-properties style:width="17.237000cm" table:align="margins" fo:margin-left="0cm"/>
    </style:style>
    <style:style style:family="table" style:name="Table14" style:display-name="Table14">
      <style:table-properties style:width="17.590000cm" table:align="margins" fo:margin-left="0cm"/>
    </style:style>
    <style:style style:family="table" style:name="Table15" style:display-name="Table15">
      <style:table-properties style:width="17.237000cm" table:align="margins" fo:margin-left="0cm"/>
    </style:style>
    <style:style style:family="table" style:name="Table16" style:display-name="Table16">
      <style:table-properties style:width="17.590000cm" table:align="margins" fo:margin-left="0cm"/>
    </style:style>
    <style:style style:family="table" style:name="Table17" style:display-name="Table17">
      <style:table-properties style:width="17.237000cm" table:align="margins" fo:margin-left="0cm"/>
    </style:style>
    <style:style style:family="table" style:name="Table1" style:display-name="Table1">
      <style:table-properties style:width="17.590000cm" table:align="margins" fo:margin-left="0cm"/>
    </style:style>
    <style:style style:family="table" style:name="Table2" style:display-name="Table2">
      <style:table-properties style:width="17.590000cm" table:align="margins" fo:margin-left="0cm"/>
    </style:style>
    <style:style style:family="table" style:name="Table3" style:display-name="Table3">
      <style:table-properties style:width="17.237000cm" table:align="margins" fo:margin-left="0cm"/>
    </style:style>
    <style:style style:family="table" style:name="Table4" style:display-name="Table4">
      <style:table-properties style:width="17.590000cm" table:align="margins" fo:margin-left="0cm"/>
    </style:style>
    <style:style style:family="table" style:name="Table5" style:display-name="Table5">
      <style:table-properties style:width="17.237000cm" table:align="margins" fo:margin-left="0cm"/>
    </style:style>
    <style:style style:family="table" style:name="Table6" style:display-name="Table6">
      <style:table-properties style:width="17.590000cm" table:align="margins" fo:margin-left="0cm"/>
    </style:style>
    <style:style style:family="table-column" style:name="Table3-col1" style:display-name="Table3.col1">
      <style:table-column-properties style:column-width="17.237cm"/>
    </style:style>
    <style:style style:family="table-column" style:name="Table14-col1" style:display-name="Table14.col1">
      <style:table-column-properties style:column-width="17.59cm"/>
    </style:style>
    <style:style style:family="table-column" style:name="Table4-col1" style:display-name="Table4.col1">
      <style:table-column-properties style:column-width="17.59cm"/>
    </style:style>
    <style:style style:family="table-column" style:name="Table11-col1" style:display-name="Table11.col1">
      <style:table-column-properties style:column-width="17.237cm"/>
    </style:style>
    <style:style style:family="table-column" style:name="Table13-col1" style:display-name="Table13.col1">
      <style:table-column-properties style:column-width="17.237cm"/>
    </style:style>
    <style:style style:family="table-column" style:name="Table6-col1" style:display-name="Table6.col1">
      <style:table-column-properties style:column-width="17.59cm"/>
    </style:style>
    <style:style style:family="table-column" style:name="Table7-col1" style:display-name="Table7.col1">
      <style:table-column-properties style:column-width="17.237cm"/>
    </style:style>
    <style:style style:family="table-column" style:name="Table16-col1" style:display-name="Table16.col1">
      <style:table-column-properties style:column-width="17.59cm"/>
    </style:style>
    <style:style style:family="table-column" style:name="Table8-col1" style:display-name="Table8.col1">
      <style:table-column-properties style:column-width="17.59cm"/>
    </style:style>
    <style:style style:family="table-column" style:name="Table9-col1" style:display-name="Table9.col1">
      <style:table-column-properties style:column-width="17.237cm"/>
    </style:style>
    <style:style style:family="table-column" style:name="Table17-col1" style:display-name="Table17.col1">
      <style:table-column-properties style:column-width="17.237cm"/>
    </style:style>
    <style:style style:family="table-column" style:name="Table10-col1" style:display-name="Table10.col1">
      <style:table-column-properties style:column-width="17.59cm"/>
    </style:style>
    <style:style style:family="table-column" style:name="Table1-col1" style:display-name="Table1.col1">
      <style:table-column-properties style:column-width="17.59cm"/>
    </style:style>
    <style:style style:family="table-column" style:name="Table5-col1" style:display-name="Table5.col1">
      <style:table-column-properties style:column-width="17.237cm"/>
    </style:style>
    <style:style style:family="table-column" style:name="Table15-col1" style:display-name="Table15.col1">
      <style:table-column-properties style:column-width="17.237cm"/>
    </style:style>
    <style:style style:family="table-column" style:name="Table2-col1" style:display-name="Table2.col1">
      <style:table-column-properties style:column-width="17.59cm"/>
    </style:style>
    <style:style style:family="table-column" style:name="Table12-col1" style:display-name="Table12.col1">
      <style:table-column-properties style:column-width="17.59cm"/>
    </style:style>
    <style:style style:family="table-row" style:name="Table6-row1" style:display-name="Table6.row1">
      <style:table-row-properties style:min-row-height="0.1875in"/>
    </style:style>
    <style:style style:family="table-row" style:name="Table6-row2" style:display-name="Table6.row2">
      <style:table-row-properties style:min-row-height="2.7500in"/>
    </style:style>
    <style:style style:family="table-row" style:name="Table6-row3" style:display-name="Table6.row3">
      <style:table-row-properties style:min-row-height="0.3750in"/>
    </style:style>
    <style:style style:family="table-row" style:name="Table6-row4" style:display-name="Table6.row4">
      <style:table-row-properties style:min-row-height="0.2500in"/>
    </style:style>
    <style:style style:family="table-cell" style:name="Table2-col1-row2" style:display-name="Table2_col1_row2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2-col1-row3" style:display-name="Table2_col1_row3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2-col1-row4" style:display-name="Table2_col1_row4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-col1-row1" style:display-name="Table1_col1_row1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3-col1-row1" style:display-name="Table13_col1_row1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0-col1-row1" style:display-name="Table10_col1_row1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10-col1-row2" style:display-name="Table10_col1_row2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0-col1-row3" style:display-name="Table10_col1_row3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10-col1-row4" style:display-name="Table10_col1_row4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9-col1-row1" style:display-name="Table9_col1_row1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2-col1-row4" style:display-name="Table12_col1_row4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7-col1-row1" style:display-name="Table7_col1_row1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6-col1-row1" style:display-name="Table6_col1_row1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6-col1-row2" style:display-name="Table6_col1_row2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6-col1-row3" style:display-name="Table6_col1_row3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6-col1-row4" style:display-name="Table6_col1_row4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3-col1-row1" style:display-name="Table3_col1_row1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4-col1-row1" style:display-name="Table14_col1_row1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14-col1-row2" style:display-name="Table14_col1_row2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4-col1-row3" style:display-name="Table14_col1_row3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14-col1-row4" style:display-name="Table14_col1_row4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2-col1-row1" style:display-name="Table12_col1_row1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12-col1-row2" style:display-name="Table12_col1_row2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2-col1-row3" style:display-name="Table12_col1_row3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11-col1-row1" style:display-name="Table11_col1_row1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6-col1-row4" style:display-name="Table16_col1_row4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7-col1-row1" style:display-name="Table17_col1_row1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8-col1-row1" style:display-name="Table8_col1_row1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8-col1-row2" style:display-name="Table8_col1_row2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8-col1-row3" style:display-name="Table8_col1_row3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8-col1-row4" style:display-name="Table8_col1_row4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6-col1-row1" style:display-name="Table16_col1_row1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16-col1-row2" style:display-name="Table16_col1_row2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5-col1-row1" style:display-name="Table5_col1_row1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16-col1-row3" style:display-name="Table16_col1_row3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15-col1-row1" style:display-name="Table15_col1_row1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4-col1-row1" style:display-name="Table4_col1_row1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4-col1-row2" style:display-name="Table4_col1_row2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4-col1-row3" style:display-name="Table4_col1_row3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style style:family="table-cell" style:name="Table4-col1-row4" style:display-name="Table4_col1_row4">
      <style:table-cell-properties style:vertical-align="top" fo:border-left="0.035cm solid #000000" fo:border-right="0.035cm solid #000000" fo:border-top="0.035cm solid #000000" fo:border-bottom="0.035cm solid #000000"/>
    </style:style>
    <style:style style:family="table-cell" style:name="Table2-col1-row1" style:display-name="Table2_col1_row1">
      <style:table-cell-properties style:vertical-align="top" fo:border-left="0.035cm solid #000000" fo:border-right="0.035cm solid #000000" fo:border-top="0.035cm solid #000000" fo:border-bottom="0.035cm solid #000000" fo:background-color="#ff9900"/>
    </style:style>
    <style:page-layout style:name="PLayout2">
      <style:page-layout-properties fo:margin-top="2cm" fo:margin-bottom="1.249000cm" fo:margin-left="2cm" fo:margin-right="2cm"/>
      <style:footer-style>
        <style:header-footer-properties svg:height="2.021000cm"/>
      </style:footer-style>
    </style:page-layout>
    <style:page-layout style:name="Standard">
      <style:page-layout-properties fo:margin-top="2cm" fo:margin-bottom="1.249000cm" fo:margin-left="2cm" fo:margin-right="2cm"/>
      <style:footer-style>
        <style:header-footer-properties svg:height="2.021000cm"/>
      </style:footer-style>
    </style:page-layout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2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3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4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5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6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7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8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9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</office:automatic-styles>
  <office:body>
    <office:text>
      <text:section text:style-name="Sect1" text:name="Section1">
        <text:p text:style-name="P1"><text:span text:style-name="T1">TINKER ACADEMY</text:span></text:p>
        <text:p text:style-name="P2"/>
        <text:p text:style-name="P1"><text:span text:style-name="T2">AP Computer Science Prep (Java DS &amp; Algo)</text:span></text:p>
        <text:p text:style-name="P3"/>
        <text:p text:style-name="P4"><text:span text:style-name="T3">Quiz 4: Java </text:span><text:span text:style-name="T3">Arrays</text:span></text:p>
        <text:p text:style-name="P5"/>
        <table:table table:name="Table1" table:style-name="Table1">
          <table:table-column table:style-name="Table1.col1"/>
          <table:table-row>
            <table:table-cell table:style-name="Table1_col1_row1">
              <text:p text:style-name="P6"><text:span text:style-name="T4">This quiz is graded!</text:span></text:p>
              <text:list text:style-name="L1">
                <text:list-item>
                  <text:p text:style-name="P7"><text:span text:style-name="T4">Only 1 answer is correct</text:span></text:p>
                </text:list-item>
                <text:list-item>
                  <text:p text:style-name="P7"><text:span text:style-name="T4">1 for each answer</text:span></text:p>
                </text:list-item>
                <text:list-item>
                  <text:p text:style-name="P7"><text:span text:style-name="T4">No negative marks</text:span></text:p>
                </text:list-item>
              </text:list>
            </table:table-cell>
          </table:table-row>
        </table:table>
        <text:p text:style-name="P8"/>
        <text:p text:style-name="P9"/>
        <table:table table:name="Table2" table:style-name="Table2">
          <table:table-column table:style-name="Table2.col1"/>
          <table:table-row>
            <table:table-cell table:style-name="Table2_col1_row1">
              <text:p text:style-name="P10"><text:span text:style-name="T4">Question 1</text:span></text:p>
            </table:table-cell>
          </table:table-row>
          <table:table-row>
            <table:table-cell table:style-name="Table2_col1_row2">
              <text:p text:style-name="P6"><text:span text:style-name="T4">How many elements does the array arr have in the code below</text:span></text:p>
              <text:p text:style-name="P11"/>
              <table:table table:name="Table3" table:style-name="Table3">
                <table:table-column table:style-name="Table3.col1"/>
                <table:table-row>
                  <table:table-cell table:style-name="Table3_col1_row1">
                    <text:p text:style-name="P12"><text:span text:style-name="T4">int a = 100;</text:span></text:p>
                    <text:p text:style-name="P12"><text:span text:style-name="T4">int b = a + 1;</text:span></text:p>
                    <text:p text:style-name="P13"><text:span text:style-name="T4">int[] arr = new int[b-2];</text:span></text:p>
                  </table:table-cell>
                </table:table-row>
              </table:table>
              <text:p text:style-name="P14"/>
              <text:list text:style-name="L2">
                <text:list-item>
                  <text:p text:style-name="P15"><text:span text:style-name="T4">98</text:span></text:p>
                </text:list-item>
                <text:list-item>
                  <text:p text:style-name="P15"><text:span text:style-name="T4">99</text:span></text:p>
                </text:list-item>
                <text:list-item>
                  <text:p text:style-name="P15"><text:span text:style-name="T4">100</text:span></text:p>
                </text:list-item>
                <text:list-item>
                  <text:p text:style-name="P15"><text:span text:style-name="T4">101</text:span></text:p>
                </text:list-item>
              </text:list>
              <text:p text:style-name="P16"/>
              <text:p text:style-name="P6"><text:span text:style-name="T4">Type in 1 if you think 1 is the correct answer.</text:span></text:p>
              <text:p text:style-name="P6"><text:span text:style-name="T4">Type in 2 if you think 2 is the correct answer.</text:span></text:p>
              <text:p text:style-name="P6"><text:span text:style-name="T4">Type in 3 if you think 3 is the correct answer.</text:span></text:p>
              <text:p text:style-name="P6"><text:span text:style-name="T4">Type in 4 if you think 4 is the correct answer.</text:span></text:p>
              <text:p text:style-name="P16"/>
              <text:p text:style-name="P10"><text:span text:style-name="T4">Indicate your choice in the Answer Box below.</text:span></text:p>
            </table:table-cell>
          </table:table-row>
          <table:table-row>
            <table:table-cell table:style-name="Table2_col1_row3">
              <text:p text:style-name="P17"/>
              <text:p text:style-name="P10"><text:span text:style-name="T4">Answer</text:span></text:p>
              <text:p text:style-name="P10"/>
            </table:table-cell>
          </table:table-row>
          <table:table-row>
            <table:table-cell table:style-name="Table2_col1_row4">
              <text:p text:style-name="P18">4</text:p>
            </table:table-cell>
          </table:table-row>
        </table:table>
        <text:p text:style-name="P8"/>
        <text:p text:style-name="P9"/>
        <table:table table:name="Table4" table:style-name="Table4">
          <table:table-column table:style-name="Table4.col1"/>
          <table:table-row>
            <table:table-cell table:style-name="Table4_col1_row1">
              <text:p text:style-name="P10"><text:span text:style-name="T4">Question 2</text:span></text:p>
            </table:table-cell>
          </table:table-row>
          <table:table-row>
            <table:table-cell table:style-name="Table4_col1_row2">
              <text:p text:style-name="P19"><text:span text:style-name="T4">What is the value of the 5th element of this array?</text:span></text:p>
              <text:p text:style-name="P16"/>
              <text:p text:style-name="P11"/>
              <table:table table:name="Table5" table:style-name="Table5">
                <table:table-column table:style-name="Table5.col1"/>
                <table:table-row>
                  <table:table-cell table:style-name="Table5_col1_row1">
                    <text:p text:style-name="P13"><text:span text:style-name="T4">String[] arr = new String[100];</text:span></text:p>
                  </table:table-cell>
                </table:table-row>
              </table:table>
              <text:p text:style-name="P14"/>
              <text:list text:style-name="L3">
                <text:list-item>
                  <text:p text:style-name="P20"><text:span text:style-name="T4">null</text:span></text:p>
                </text:list-item>
                <text:list-item>
                  <text:p text:style-name="P20"><text:span text:style-name="T4">Empty String</text:span></text:p>
                </text:list-item>
                <text:list-item>
                  <text:p text:style-name="P20"><text:span text:style-name="T4">0</text:span></text:p>
                </text:list-item>
                <text:list-item>
                  <text:p text:style-name="P20"><text:span text:style-name="T4">100</text:span></text:p>
                </text:list-item>
              </text:list>
              <text:p text:style-name="P16"/>
              <text:p text:style-name="P6"><text:span text:style-name="T4">Type in 1 if you think 1 is the correct answer.</text:span></text:p>
              <text:p text:style-name="P6"><text:span text:style-name="T4">Type in 2 if you think 2 is the correct answer.</text:span></text:p>
              <text:p text:style-name="P6"><text:span text:style-name="T4">Type in 3 if you think 3 is the correct answer.</text:span></text:p>
              <text:p text:style-name="P6"><text:span text:style-name="T4">Type in 4 if you think 4 is the correct answer.</text:span></text:p>
              <text:p text:style-name="P16"/>
              <text:p text:style-name="P10"><text:span text:style-name="T4">Indicate your choice in the Answer Box below.</text:span></text:p>
            </table:table-cell>
          </table:table-row>
          <table:table-row>
            <table:table-cell table:style-name="Table4_col1_row3">
              <text:p text:style-name="P14"/>
              <text:p text:style-name="P10"><text:span text:style-name="T4">Answer</text:span></text:p>
            </table:table-cell>
          </table:table-row>
          <table:table-row>
            <table:table-cell table:style-name="Table4_col1_row4">
              <text:p text:style-name="P18">4</text:p>
            </table:table-cell>
          </table:table-row>
        </table:table>
        <text:p text:style-name="P8"/>
        <text:p text:style-name="P21"/>
        <text:p text:style-name="P9"/>
        <table:table table:name="Table6" table:style-name="Table6">
          <table:table-column table:style-name="Table6.col1"/>
          <table:table-row table:style-name="Table6.row1">
            <table:table-cell table:style-name="Table6_col1_row1">
              <text:p text:style-name="P22"><text:span text:style-name="T4">Question 3</text:span></text:p>
            </table:table-cell>
          </table:table-row>
          <table:table-row table:style-name="Table6.row2">
            <table:table-cell table:style-name="Table6_col1_row2">
              <text:p text:style-name="P6"><text:span text:style-name="T4">What will arr[3] return?</text:span></text:p>
              <text:p text:style-name="P11"/>
              <table:table table:name="Table7" table:style-name="Table7">
                <table:table-column table:style-name="Table7.col1"/>
                <table:table-row>
                  <table:table-cell table:style-name="Table7_col1_row1">
                    <text:p text:style-name="P10"><text:span text:style-name="T4">int[] arr = { 96, 78, 67, 99, 98 };</text:span></text:p>
                  </table:table-cell>
                </table:table-row>
              </table:table>
              <text:p text:style-name="P14"/>
              <text:list text:style-name="L4">
                <text:list-item>
                  <text:p text:style-name="P23"><text:span text:style-name="T4">67</text:span></text:p>
                </text:list-item>
                <text:list-item>
                  <text:p text:style-name="P23"><text:span text:style-name="T4">98</text:span></text:p>
                </text:list-item>
                <text:list-item>
                  <text:p text:style-name="P23"><text:span text:style-name="T4">99</text:span></text:p>
                </text:list-item>
                <text:list-item>
                  <text:p text:style-name="P23"><text:span text:style-name="T4">78</text:span></text:p>
                </text:list-item>
              </text:list>
              <text:p text:style-name="P16"/>
              <text:p text:style-name="P6"><text:span text:style-name="T4">Type in 1 if you think 1 is the correct answer.</text:span></text:p>
              <text:p text:style-name="P6"><text:span text:style-name="T4">Type in 2 if you think 2 is the correct answer.</text:span></text:p>
              <text:p text:style-name="P6"><text:span text:style-name="T4">Type in 3 if you think 3 is the correct answer.</text:span></text:p>
              <text:p text:style-name="P6"><text:span text:style-name="T4">Type in 4 if you think 4 is the correct answer.</text:span></text:p>
              <text:p text:style-name="P16"/>
              <text:p text:style-name="P10"><text:span text:style-name="T4">Indicate your choice in the Answer Box below.</text:span></text:p>
            </table:table-cell>
          </table:table-row>
          <table:table-row table:style-name="Table6.row3">
            <table:table-cell table:style-name="Table6_col1_row3">
              <text:p text:style-name="P14"/>
              <text:p text:style-name="P10"><text:span text:style-name="T4">Answer</text:span></text:p>
            </table:table-cell>
          </table:table-row>
          <table:table-row table:style-name="Table6.row4">
            <table:table-cell table:style-name="Table6_col1_row4">
              <text:p text:style-name="P18">1</text:p>
            </table:table-cell>
          </table:table-row>
        </table:table>
        <text:p text:style-name="P8"/>
        <text:p text:style-name="P21"/>
        <text:p text:style-name="P21"/>
        <text:p text:style-name="P9"/>
        <table:table table:name="Table8" table:style-name="Table8">
          <table:table-column table:style-name="Table8.col1"/>
          <table:table-row>
            <table:table-cell table:style-name="Table8_col1_row1">
              <text:p text:style-name="P22"><text:span text:style-name="T4">Question 4</text:span></text:p>
            </table:table-cell>
          </table:table-row>
          <table:table-row>
            <table:table-cell table:style-name="Table8_col1_row2">
              <text:p text:style-name="P19"><text:span text:style-name="T4">The folllowing code is defined in the main method. What will be the output?</text:span></text:p>
              <text:p text:style-name="P11"/>
              <table:table table:name="Table9" table:style-name="Table9">
                <table:table-column table:style-name="Table9.col1"/>
                <table:table-row>
                  <table:table-cell table:style-name="Table9_col1_row1">
                    <text:p text:style-name="P6"><text:span text:style-name="T4">public static void main(String[] args) {</text:span></text:p>
                    <text:p text:style-name="P6"><text:span text:style-name="T4"><text:tab/>int[] arr = { 7, 4, 3, 1, 0, 8 };</text:span></text:p>
                    <text:p text:style-name="P6"><text:span text:style-name="T4"><text:tab/>System.out.println("arr.length="+arr.length);</text:span></text:p>
                    <text:p text:style-name="P10"><text:span text:style-name="T4">}</text:span></text:p>
                  </table:table-cell>
                </table:table-row>
              </table:table>
              <text:p text:style-name="P14"/>
              <text:list text:style-name="L5">
                <text:list-item>
                  <text:p text:style-name="P24"><text:span text:style-name="T4">0</text:span></text:p>
                </text:list-item>
                <text:list-item>
                  <text:p text:style-name="P24"><text:span text:style-name="T4">6</text:span></text:p>
                </text:list-item>
                <text:list-item>
                  <text:p text:style-name="P24"><text:span text:style-name="T4">arr.length is not valid code. It should be arr.length()</text:span></text:p>
                </text:list-item>
                <text:list-item>
                  <text:p text:style-name="P24"><text:span text:style-name="T4">arr.length is not valid code. It should be Array.length</text:span></text:p>
                </text:list-item>
              </text:list>
              <text:p text:style-name="P16"/>
              <text:p text:style-name="P6"><text:span text:style-name="T4">Type in 1 if you think 1 is the correct answer.</text:span></text:p>
              <text:p text:style-name="P6"><text:span text:style-name="T4">Type in 2 if you think 2 is the correct answer.</text:span></text:p>
              <text:p text:style-name="P6"><text:span text:style-name="T4">Type in 3 if you think 3 is the correct answer.</text:span></text:p>
              <text:p text:style-name="P6"><text:span text:style-name="T4">Type in 4 if you think 4 is the correct answer.</text:span></text:p>
              <text:p text:style-name="P16"/>
              <text:p text:style-name="P10"><text:span text:style-name="T4">Indicate your choice in the Answer Box below.</text:span></text:p>
            </table:table-cell>
          </table:table-row>
          <table:table-row>
            <table:table-cell table:style-name="Table8_col1_row3">
              <text:p text:style-name="P17"/>
              <text:p text:style-name="P10"><text:span text:style-name="T4">Answer</text:span></text:p>
            </table:table-cell>
          </table:table-row>
          <table:table-row>
            <table:table-cell table:style-name="Table8_col1_row4">
              <text:p text:style-name="P18">3</text:p>
            </table:table-cell>
          </table:table-row>
        </table:table>
        <text:p text:style-name="P8"/>
        <text:p text:style-name="P9"/>
        <table:table table:name="Table10" table:style-name="Table10">
          <table:table-column table:style-name="Table10.col1"/>
          <table:table-row>
            <table:table-cell table:style-name="Table10_col1_row1">
              <text:p text:style-name="P10"><text:span text:style-name="T4">Question 5</text:span></text:p>
            </table:table-cell>
          </table:table-row>
          <table:table-row>
            <table:table-cell table:style-name="Table10_col1_row2">
              <text:p text:style-name="P6"><text:span text:style-name="T4">The folllowing code is defined in the main method. What will be the output?</text:span></text:p>
              <text:p text:style-name="P11"/>
              <table:table table:name="Table11" table:style-name="Table11">
                <table:table-column table:style-name="Table11.col1"/>
                <table:table-row>
                  <table:table-cell table:style-name="Table11_col1_row1">
                    <text:p text:style-name="P6"><text:span text:style-name="T4">public static void main(String[] args) {</text:span></text:p>
                    <text:p text:style-name="P6"><text:span text:style-name="T4"><text:tab/>int[] arr = { 7, 4, 3, 1, 0, 8 };</text:span></text:p>
                    <text:p text:style-name="P6"><text:span text:style-name="T4"><text:tab/>System.out.println("The last element in arr="+arr[arr.length]);</text:span></text:p>
                    <text:p text:style-name="P10"><text:span text:style-name="T4">}</text:span></text:p>
                  </table:table-cell>
                </table:table-row>
              </table:table>
              <text:p text:style-name="P14"/>
              <text:list text:style-name="L6">
                <text:list-item>
                  <text:p text:style-name="P25"><text:span text:style-name="T4">0</text:span></text:p>
                </text:list-item>
                <text:list-item>
                  <text:p text:style-name="P25"><text:span text:style-name="T4">8</text:span></text:p>
                </text:list-item>
                <text:list-item>
                  <text:p text:style-name="P25"><text:span text:style-name="T4">The code won't even compile</text:span></text:p>
                </text:list-item>
                <text:list-item>
                  <text:p text:style-name="P25"><text:span text:style-name="T4">The code will compile but will not run</text:span></text:p>
                </text:list-item>
              </text:list>
              <text:p text:style-name="P16"/>
              <text:p text:style-name="P6"><text:span text:style-name="T4">Type in 1 if you think 1 is the correct answer.</text:span></text:p>
              <text:p text:style-name="P6"><text:span text:style-name="T4">Type in 2 if you think 2 is the correct answer.</text:span></text:p>
              <text:p text:style-name="P6"><text:span text:style-name="T4">Type in 3 if you think 3 is the correct answer.</text:span></text:p>
              <text:p text:style-name="P6"><text:span text:style-name="T4">Type in 4 if you think 4 is the correct answer.</text:span></text:p>
              <text:p text:style-name="P16"/>
              <text:p text:style-name="P10"><text:span text:style-name="T4">Indicate your choice in the Answer Box below.</text:span></text:p>
            </table:table-cell>
          </table:table-row>
          <table:table-row>
            <table:table-cell table:style-name="Table10_col1_row3">
              <text:p text:style-name="P17"/>
              <text:p text:style-name="P10"><text:span text:style-name="T4">Answer</text:span></text:p>
            </table:table-cell>
          </table:table-row>
          <table:table-row>
            <table:table-cell table:style-name="Table10_col1_row4">
              <text:p text:style-name="P18">4</text:p>
            </table:table-cell>
          </table:table-row>
        </table:table>
        <text:p text:style-name="P8"/>
        <text:p text:style-name="P9"/>
        <text:p text:style-name="P9"/>
        <table:table table:name="Table12" table:style-name="Table12">
          <table:table-column table:style-name="Table12.col1"/>
          <table:table-row>
            <table:table-cell table:style-name="Table12_col1_row1">
              <text:p text:style-name="P10"><text:span text:style-name="T4">Question 6</text:span></text:p>
            </table:table-cell>
          </table:table-row>
          <table:table-row>
            <table:table-cell table:style-name="Table12_col1_row2">
              <text:p text:style-name="P19"><text:span text:style-name="T4">What will be the output of this program?</text:span></text:p>
              <text:p text:style-name="P16"/>
              <text:p text:style-name="P6"><text:span text:style-name="T4">arr is a 3 dimensional array</text:span></text:p>
              <text:p text:style-name="P11"/>
              <table:table table:name="Table13" table:style-name="Table13">
                <table:table-column table:style-name="Table13.col1"/>
                <table:table-row>
                  <table:table-cell table:style-name="Table13_col1_row1">
                    <text:p text:style-name="P19"><text:span text:style-name="T4">public static void main(String[] args) {</text:span></text:p>
                    <text:p text:style-name="P6"><text:span text:style-name="T4"><text:tab/>int[][][] arr3 = new int[98][99][100];</text:span></text:p>
                    <text:p text:style-name="P6"><text:span text:style-name="T4"><text:tab/>System.out.println("The length of arr="+arr3[0].length);</text:span></text:p>
                    <text:p text:style-name="P10"><text:span text:style-name="T4">}</text:span></text:p>
                  </table:table-cell>
                </table:table-row>
              </table:table>
              <text:p text:style-name="P14"/>
              <text:list text:style-name="L7">
                <text:list-item>
                  <text:p text:style-name="P26"><text:span text:style-name="T4">98</text:span></text:p>
                </text:list-item>
                <text:list-item>
                  <text:p text:style-name="P26"><text:span text:style-name="T4">99</text:span></text:p>
                </text:list-item>
                <text:list-item>
                  <text:p text:style-name="P26"><text:span text:style-name="T4">The code won't even compile</text:span></text:p>
                </text:list-item>
                <text:list-item>
                  <text:p text:style-name="P26"><text:span text:style-name="T4">The code will compile but will not run</text:span></text:p>
                </text:list-item>
              </text:list>
              <text:p text:style-name="P16"/>
              <text:p text:style-name="P6"><text:span text:style-name="T4">Type in 1 if you think 1 is the correct answer.</text:span></text:p>
              <text:p text:style-name="P6"><text:span text:style-name="T4">Type in 2 if you think 2 is the correct answer.</text:span></text:p>
              <text:p text:style-name="P6"><text:span text:style-name="T4">Type in 3 if you think 3 is the correct answer.</text:span></text:p>
              <text:p text:style-name="P6"><text:span text:style-name="T4">Type in 4 if you think 4 is the correct answer.</text:span></text:p>
              <text:p text:style-name="P16"/>
              <text:p text:style-name="P10"><text:span text:style-name="T4">Indicate your choice in the Answer Box below.</text:span></text:p>
            </table:table-cell>
          </table:table-row>
          <table:table-row>
            <table:table-cell table:style-name="Table12_col1_row3">
              <text:p text:style-name="P17"/>
              <text:p text:style-name="P10"><text:span text:style-name="T4">Answer</text:span></text:p>
            </table:table-cell>
          </table:table-row>
          <table:table-row>
            <table:table-cell table:style-name="Table12_col1_row4">
              <text:p text:style-name="P18">2</text:p>
            </table:table-cell>
          </table:table-row>
        </table:table>
        <text:p text:style-name="P8"/>
        <text:p text:style-name="P9"/>
        <text:p text:style-name="P9"/>
        <table:table table:name="Table14" table:style-name="Table14">
          <table:table-column table:style-name="Table14.col1"/>
          <table:table-row>
            <table:table-cell table:style-name="Table14_col1_row1">
              <text:p text:style-name="P10"><text:span text:style-name="T4">Question 7</text:span></text:p>
            </table:table-cell>
          </table:table-row>
          <table:table-row>
            <table:table-cell table:style-name="Table14_col1_row2">
              <text:p text:style-name="P19"><text:span text:style-name="T4">What will be the output of this program?</text:span></text:p>
              <text:p text:style-name="P16"/>
              <text:p text:style-name="P6"><text:span text:style-name="T4">arr is a 3 dimensional array</text:span></text:p>
              <text:p text:style-name="P11"/>
              <table:table table:name="Table15" table:style-name="Table15">
                <table:table-column table:style-name="Table15.col1"/>
                <table:table-row>
                  <table:table-cell table:style-name="Table15_col1_row1">
                    <text:p text:style-name="P6"><text:span text:style-name="T4">public static void main(String[] args) {</text:span></text:p>
                    <text:p text:style-name="P6"><text:span text:style-name="T4"> <text:s text:c="6"/>int[][] arr = new int[10][10];</text:span></text:p>
                    <text:p text:style-name="P6"><text:span text:style-name="T4"> <text:s text:c="6"/>for (int i = 0; i &lt; arr.length; i++) {</text:span></text:p>
                    <text:p text:style-name="P6"><text:span text:style-name="T4"> <text:s text:c="11"/>for (int j = 0; j &lt; arr[0].length; j++) {</text:span></text:p>
                    <text:p text:style-name="P6"><text:span text:style-name="T4"> <text:s text:c="16"/>arr[i][j] = i * arr.length + j;</text:span></text:p>
                    <text:p text:style-name="P6"><text:span text:style-name="T4"> <text:s text:c="11"/>}</text:span></text:p>
                    <text:p text:style-name="P6"><text:span text:style-name="T4"> <text:s text:c="6"/>}</text:span></text:p>
                    <text:p text:style-name="P6"><text:span text:style-name="T4"> <text:s text:c="6"/>System.out.println("arr[2][3]="+arr[2][3]);</text:span></text:p>
                    <text:p text:style-name="P10"><text:span text:style-name="T4">}</text:span></text:p>
                  </table:table-cell>
                </table:table-row>
              </table:table>
              <text:p text:style-name="P14"/>
              <text:list text:style-name="L8">
                <text:list-item>
                  <text:p text:style-name="P27"><text:span text:style-name="T4">22</text:span></text:p>
                </text:list-item>
                <text:list-item>
                  <text:p text:style-name="P27"><text:span text:style-name="T4">23</text:span></text:p>
                </text:list-item>
                <text:list-item>
                  <text:p text:style-name="P27"><text:span text:style-name="T4">24</text:span></text:p>
                </text:list-item>
                <text:list-item>
                  <text:p text:style-name="P27"><text:span text:style-name="T4">The code will compile but will not run</text:span></text:p>
                </text:list-item>
              </text:list>
              <text:p text:style-name="P16"/>
              <text:p text:style-name="P6"><text:span text:style-name="T4">Type in 1 if you think 1 is the correct answer.</text:span></text:p>
              <text:p text:style-name="P6"><text:span text:style-name="T4">Type in 2 if you think 2 is the correct answer.</text:span></text:p>
              <text:p text:style-name="P6"><text:span text:style-name="T4">Type in 3 if you think 3 is the correct answer.</text:span></text:p>
              <text:p text:style-name="P6"><text:span text:style-name="T4">Type in 4 if you think 4 is the correct answer.</text:span></text:p>
              <text:p text:style-name="P16"/>
              <text:p text:style-name="P10"><text:span text:style-name="T4">Indicate your choice in the Answer Box below.</text:span></text:p>
            </table:table-cell>
          </table:table-row>
          <table:table-row>
            <table:table-cell table:style-name="Table14_col1_row3">
              <text:p text:style-name="P14"/>
              <text:p text:style-name="P10"><text:span text:style-name="T4">Answer</text:span></text:p>
            </table:table-cell>
          </table:table-row>
          <table:table-row>
            <table:table-cell table:style-name="Table14_col1_row4">
              <text:p text:style-name="P18">4</text:p>
            </table:table-cell>
          </table:table-row>
        </table:table>
        <text:p text:style-name="P8"/>
        <text:p text:style-name="P9"/>
        <text:p text:style-name="P9"/>
        <text:p text:style-name="P9"/>
        <text:p text:style-name="P9"/>
        <table:table table:name="Table16" table:style-name="Table16">
          <table:table-column table:style-name="Table16.col1"/>
          <table:table-row>
            <table:table-cell table:style-name="Table16_col1_row1">
              <text:p text:style-name="P22"><text:span text:style-name="T4">Question 8</text:span></text:p>
            </table:table-cell>
          </table:table-row>
          <table:table-row>
            <table:table-cell table:style-name="Table16_col1_row2">
              <text:p text:style-name="P19"><text:span text:style-name="T4">What will be output of the program? Assume that the class Arrays is imported from the java.util library.</text:span></text:p>
              <text:p text:style-name="P16"/>
              <text:p text:style-name="P11"/>
              <table:table table:name="Table17" table:style-name="Table17">
                <table:table-column table:style-name="Table17.col1"/>
                <table:table-row>
                  <table:table-cell table:style-name="Table17_col1_row1">
                    <text:p text:style-name="P28"><text:span text:style-name="T4">public static void main(String[] args) {</text:span></text:p>
                    <text:p text:style-name="P12"><text:span text:style-name="T4"> <text:s text:c="3"/>int[] arr = {23, 68, 45, 63, 21};</text:span></text:p>
                    <text:p text:style-name="P12"><text:span text:style-name="T4"> <text:s text:c="3"/>arr[2] = 83;</text:span></text:p>
                    <text:p text:style-name="P12"><text:span text:style-name="T4"> <text:s text:c="3"/>System.out.println(Arrays.toString(arr));</text:span></text:p>
                    <text:p text:style-name="P13"><text:span text:style-name="T4">}</text:span></text:p>
                  </table:table-cell>
                </table:table-row>
              </table:table>
              <text:p text:style-name="P14"/>
              <text:list text:style-name="L9">
                <text:list-item>
                  <text:p text:style-name="P29"><text:span text:style-name="T4">[23, 68, 45, 83, 21]</text:span></text:p>
                </text:list-item>
                <text:list-item>
                  <text:p text:style-name="P29"><text:span text:style-name="T4">[23, 68, 83, 63, 21]</text:span></text:p>
                </text:list-item>
                <text:list-item>
                  <text:p text:style-name="P29"><text:span text:style-name="T4">[23, 83, 45, 63, 21]</text:span></text:p>
                </text:list-item>
                <text:list-item>
                  <text:p text:style-name="P29"><text:span text:style-name="T4">[23, 68, 45, 63, 21]</text:span></text:p>
                </text:list-item>
              </text:list>
              <text:p text:style-name="P16"/>
              <text:p text:style-name="P6"><text:span text:style-name="T4">Type in 1 if you think 1 is the correct answer.</text:span></text:p>
              <text:p text:style-name="P6"><text:span text:style-name="T4">Type in 2 if you think 2 is the correct answer.</text:span></text:p>
              <text:p text:style-name="P6"><text:span text:style-name="T4">Type in 3 if you think 3 is the correct answer.</text:span></text:p>
              <text:p text:style-name="P6"><text:span text:style-name="T4">Type in 4 if you think 4 is the correct answer.</text:span></text:p>
              <text:p text:style-name="P16"/>
              <text:p text:style-name="P10"><text:span text:style-name="T4">Indicate your choice in the Answer Box below.</text:span></text:p>
            </table:table-cell>
          </table:table-row>
          <table:table-row>
            <table:table-cell table:style-name="Table16_col1_row3">
              <text:p text:style-name="P17"/>
              <text:p text:style-name="P10"><text:span text:style-name="T4">Answer</text:span></text:p>
            </table:table-cell>
          </table:table-row>
          <table:table-row>
            <table:table-cell table:style-name="Table16_col1_row4">
              <text:p text:style-name="P18">3</text:p>
            </table:table-cell>
          </table:table-row>
        </table:table>
        <text:p text:style-name="P8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Verdana" svg:font-family="Verdana"/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style style:family="paragraph" style:name="Normal" style:display-name="Normal">
      <style:paragraph-properties fo:widows="2" fo:orphans="2"/>
      <style:text-properties style:font-name="Times New Roman" fo:font-size="10pt"/>
    </style:style>
    <style:style style:family="paragraph" style:name="Title" style:display-name="Title" style:parent-style-name="Standard" style:next-style-name="Title">
      <style:paragraph-properties fo:text-align="center" fo:line-height="100%" fo:margin-top="0.423cm" fo:margin-bottom="0.212cm" fo:keep-with-next="always" style:writing-mode="lr"/>
      <style:text-properties style:font-name="Verdana" fo:font-size="28pt" fo:font-weight="bold"/>
    </style:style>
    <style:style style:family="paragraph" style:name="Heading-2" style:display-name="Heading 2" style:parent-style-name="Standard" style:next-style-name="Heading-2">
      <style:paragraph-properties fo:line-height="100%" fo:margin-top="0.353cm" fo:margin-bottom="0.212cm" fo:keep-with-next="always" style:writing-mode="lr"/>
      <style:text-properties style:font-name="Verdana" fo:font-size="16pt" fo:font-weight="bold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Standard" style:display-name="Standard" style:next-style-name="Standard">
      <style:paragraph-properties fo:text-align="left" fo:text-indent="0cm" fo:line-height="100%" fo:widows="2" fo:orphans="2" fo:margin-left="0cm" fo:margin-right="0cm" fo:margin-top="0cm" fo:margin-bottom="0cm" style:writing-mode="lr"/>
      <style:text-properties fo:color="#000000" style:font-name="Verdana" fo:font-size="12pt" fo:font-weight="normal"/>
    </style:style>
    <style:style style:family="paragraph" style:name="Heading-1" style:display-name="Heading 1" style:parent-style-name="Standard" style:next-style-name="Heading-1">
      <style:paragraph-properties fo:line-height="100%" fo:margin-top="0.423cm" fo:margin-bottom="0.212cm" fo:keep-with-next="always" style:writing-mode="lr"/>
      <style:text-properties style:font-name="Verdana" fo:font-size="18pt" fo:font-weight="bold"/>
    </style:style>
    <style:style style:family="paragraph" style:name="Subtitle" style:display-name="Subtitle" style:parent-style-name="Standard" style:next-style-name="Subtitle">
      <style:paragraph-properties fo:text-align="center" fo:line-height="100%" fo:margin-top="0.106cm" fo:margin-bottom="0.212cm" fo:keep-with-next="always" style:writing-mode="lr"/>
      <style:text-properties style:font-name="Verdana" fo:font-size="18pt"/>
    </style:style>
    <style:style style:family="paragraph" style:name="Heading-3" style:display-name="Heading 3" style:parent-style-name="Standard" style:next-style-name="Heading-3">
      <style:paragraph-properties fo:line-height="100%" fo:margin-top="0.247cm" fo:margin-bottom="0.212cm" fo:keep-with-next="always" style:writing-mode="lr"/>
      <style:text-properties fo:color="#808080" style:font-name="Verdana" fo:font-size="14pt" fo:font-weight="bold"/>
    </style:style>
    <style:style style:family="paragraph" style:name="Heading-4" style:display-name="Heading 4" style:parent-style-name="Standard" style:next-style-name="Heading-4">
      <style:paragraph-properties fo:line-height="100%" fo:margin-top="0.423cm" fo:margin-bottom="0.106cm" fo:keep-with-next="always" style:writing-mode="lr"/>
      <style:text-properties fo:font-size="14pt" fo:font-weight="bold"/>
    </style:style>
    <style:style style:family="paragraph" style:name="Heading-5" style:display-name="Heading 5" style:parent-style-name="Standard" style:next-style-name="Heading-5">
      <style:paragraph-properties fo:line-height="100%" fo:margin-top="0.423cm" fo:margin-bottom="0.106cm" style:writing-mode="lr"/>
      <style:text-properties fo:font-size="13pt" fo:font-style="italic" fo:font-weight="bold"/>
    </style:style>
    <style:style style:family="paragraph" style:name="Heading-6" style:display-name="Heading 6" style:parent-style-name="Standard" style:next-style-name="Heading-6">
      <style:paragraph-properties fo:line-height="100%" fo:margin-top="0.423cm" fo:margin-bottom="0.106cm" style:writing-mode="lr"/>
      <style:text-properties fo:font-size="11pt" fo:font-weight="bold"/>
    </style:style>
    <style:style style:family="paragraph" style:name="No-List" style:display-name="No List" style:next-style-name="No-List">
      <style:text-properties fo:font-size="10pt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</office:styles>
  <office:automatic-styles>
    <style:style style:family="text" style:name="T1" style:display-name="T1">
      <style:text-properties style:font-name="Arial" fo:font-size="11pt"/>
    </style:style>
    <style:style style:family="paragraph" style:name="P1" style:display-name="P1" style:parent-style-name="Standard">
      <style:paragraph-properties fo:line-height="100%" fo:break-before="page" style:writing-mode="lr"/>
    </style:style>
    <style:page-layout style:name="Standard">
      <style:page-layout-properties fo:page-width="21.590000cm" fo:page-height="27.940000cm" style:print-orientation="portrait" fo:margin-top="2cm" fo:margin-bottom="1.249000cm" fo:margin-left="2cm" fo:margin-right="2cm"/>
      <style:footer-style>
        <style:header-footer-properties svg:height="2.021000cm"/>
      </style:footer-style>
    </style:page-layout>
  </office:automatic-styles>
  <office:master-styles>
    <style:master-page style:name="Standard" style:page-layout-name="Standard">
      <style:footer>
        <text:p text:style-name="P1"><text:tab/><text:tab/><text:tab/><text:tab/><text:tab/><text:tab/><text:tab/><text:tab/><text:tab/><text:span text:style-name="T1">© Tinker Academy 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Fri Mar 13 21:25:40 2015
</meta:creation-date>
    <dc:date>Fri Mar 13 21:25:40 2015
</dc:date>
  </office:meta>
</office:document-meta>
</file>